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zultaty projektu:</text:p>
      <text:p text:style-name="P1">Rezultaty twarde:<text:line-break/>2.Poprawa wyników testów kontrolnych (przeprowadzanych na początku i na końcu udziału w projekcie) uczniów średnio o 10%.<text:line-break/>3.Zrealizowanie 5180 godzin zajęć w ciągu 2 lat realizacji projektu (monitorowanie obecności w dziennikach zajęć bilety wstępu i przejazdu).<text:line-break/>4.Ukończenie programu zajęć dodatkowych przez 90% uczestników (listy obecności, sprawozdawczość projektu).<text:line-break/>5.Ukończenie I etapu konkursu przez 1080 uczniów, ukończenie II etapu konkursu przez 258 uczniów (3 x 43 drużyny x 2 edycje, ukończenie III etapu konkursu przez 90 uczniów (15 drużyn x 3 uczniów x 2 edycje) - protokoły z prac komisji.<text:line-break/>6.Opracowanie i dostarczenie do szkół materiałów dydaktycznych - 1000 szt. broszur z zadaniami i rozwiązaniami po każdym roku realizacji projektu (potwierdzenie z drukarni) oraz 1000 szt. płyt CD (prezentacje multimedialne przedstawione przez drużyny podczas konkursu, zdjęcia z poszczególnych etapów).<text:line-break/>7.Doposażenie 43 szkolnych pracowni matematycznych w pomoce dydaktyczne zakupione na potrzeby realizacji projektu (faktury zakupu).</text:p>
      <text:p text:style-name="P1">Rezultaty miękkie:<text:line-break/>1.Zwiększenie zainteresowania zajęciami matematycznymi, poszerzenie wiedzy i umiejętności matematycznych, rozbudzenie zainteresowań i motywacji u uczniów.<text:line-break/>2.Wzrost motywacji do pracy poprzez dostrzeganie użyteczności matematyki chęci do podejmowania wysiłku umysłowego.<text:line-break/>3.Podniesienie samooceny uczestników projektu.<text:line-break/>4.Nabycie umiejętności wykorzystywania technologii informacyjnej poprzez opracowanie zadania długoterminowego.<text:line-break/>5.Nabycie postaw prospołecznych przez uczestników projektu poprzez prace zespołow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z Sikora</meta:initial-creator>
    <meta:creation-date>2011-02-25T15:31:48</meta:creation-date>
    <meta:printed-by>Tomasz Sikora</meta:printed-by>
    <meta:print-date>2011-02-25T16:13:37</meta:print-date>
    <meta:document-statistic meta:table-count="0" meta:image-count="0" meta:object-count="0" meta:page-count="1" meta:paragraph-count="3" meta:word-count="198" meta:character-count="1606"/>
    <dc:date>2011-02-25T16:14:24</dc:date>
    <dc:creator>Tomasz Sikora</dc:creator>
    <meta:editing-duration>PT00H24M25S</meta:editing-duration>
    <meta:editing-cycles>1</meta:editing-cycles>
    <meta:generator>OpenOffice.org/3.2$Unix OpenOffice.org_project/320m19$Build-9505</meta:generator>
  </office:meta>
</office:document-meta>
</file>